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FreeSans3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FreeSans" svg:font-family="FreeSans" style:font-family-generic="swiss" style:font-pitch="variable"/>
    <style:font-face style:name="Nimbus Sans" svg:font-family="'Nimbus Sans'" style:font-family-generic="swiss" style:font-pitch="variable"/>
    <style:font-face style:name="FreeSans1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ans"/>
    </style:style>
    <style:style style:name="P2" style:family="paragraph" style:parent-style-name="Preformatted_20_Text">
      <style:text-properties style:font-name="FreeSans" fo:font-size="16pt" style:font-size-asian="16pt" style:font-size-complex="16pt"/>
    </style:style>
    <style:style style:name="P3" style:family="paragraph" style:parent-style-name="Preformatted_20_Text">
      <style:text-properties style:font-name="FreeSans" fo:font-size="10pt" officeooo:rsid="00096c45" style:font-name-asian="Nimbus Mono PS" style:font-size-asian="10pt" style:font-name-complex="FreeSans3" style:font-size-complex="10pt"/>
    </style:style>
    <style:style style:name="P4" style:family="paragraph" style:parent-style-name="Preformatted_20_Text">
      <style:text-properties style:font-name="FreeSans" fo:font-size="10pt" officeooo:rsid="000d0b82" officeooo:paragraph-rsid="000d0b82" style:font-name-asian="Nimbus Mono PS" style:font-size-asian="10pt" style:font-name-complex="FreeSans3" style:font-size-complex="10pt"/>
    </style:style>
    <style:style style:name="P5" style:family="paragraph" style:parent-style-name="Preformatted_20_Text">
      <style:text-properties style:font-name="FreeSans"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FreeSans" fo:font-size="12pt" officeooo:paragraph-rsid="00096c45" style:font-size-asian="12pt" style:font-size-complex="12pt"/>
    </style:style>
    <style:style style:name="P7" style:family="paragraph" style:parent-style-name="Preformatted_20_Text">
      <style:text-properties style:font-name="FreeSans" fo:font-size="12pt" officeooo:paragraph-rsid="000b6811" style:font-size-asian="12pt" style:font-size-complex="12pt"/>
    </style:style>
    <style:style style:name="P8" style:family="paragraph" style:parent-style-name="Preformatted_20_Text">
      <style:text-properties officeooo:paragraph-rsid="000d0b82"/>
    </style:style>
    <style:style style:name="T1" style:family="text">
      <style:text-properties fo:font-weight="bold" officeooo:rsid="00096c45" style:font-weight-asian="bold" style:font-weight-complex="bold"/>
    </style:style>
    <style:style style:name="T2" style:family="text">
      <style:text-properties fo:font-weight="bold" officeooo:rsid="000b6811" style:font-name-asian="Nimbus Mono PS" style:font-weight-asian="bold" style:font-name-complex="FreeSans3" style:font-weight-complex="bold"/>
    </style:style>
    <style:style style:name="T3" style:family="text">
      <style:text-properties style:font-name="Nimbus Mono PS" fo:font-size="10pt" officeooo:rsid="00096c45" style:font-name-asian="Nimbus Mono PS" style:font-size-asian="10pt" style:font-name-complex="FreeSans3" style:font-size-complex="10pt"/>
    </style:style>
    <style:style style:name="T4" style:family="text">
      <style:text-properties style:font-name="Nimbus Mono PS" fo:font-size="10pt" officeooo:rsid="000b6811" style:font-name-asian="Nimbus Mono PS" style:font-size-asian="10pt" style:font-name-complex="FreeSans3" style:font-size-complex="10pt"/>
    </style:style>
    <style:style style:name="T5" style:family="text">
      <style:text-properties style:font-name="Nimbus Mono PS" fo:font-size="10pt" fo:font-weight="bold" officeooo:rsid="000b6811" style:font-name-asian="Nimbus Mono PS" style:font-size-asian="10pt" style:font-weight-asian="bold" style:font-name-complex="FreeSans3" style:font-size-complex="10pt" style:font-weight-complex="bold"/>
    </style:style>
    <style:style style:name="T6" style:family="text">
      <style:text-properties officeooo:rsid="000d0b82"/>
    </style:style>
    <style:style style:name="T7" style:family="text">
      <style:text-properties fo:font-size="10pt" officeooo:rsid="00096c45" style:font-name-asian="Nimbus Mono PS" style:font-size-asian="10pt" style:font-name-complex="FreeSans3" style:font-size-complex="10pt"/>
    </style:style>
    <style:style style:name="T8" style:family="text">
      <style:text-properties fo:font-size="10pt" officeooo:rsid="000b6811" style:font-name-asian="Nimbus Mono PS" style:font-size-asian="10pt" style:font-name-complex="FreeSans3" style:font-size-complex="10pt"/>
    </style:style>
    <style:style style:name="T9" style:family="text">
      <style:text-properties fo:font-size="10pt" fo:font-weight="bold" officeooo:rsid="000b6811" style:font-name-asian="Nimbus Mono PS" style:font-size-asian="10pt" style:font-weight-asian="bold" style:font-name-complex="FreeSans3" style:font-size-complex="10pt" style:font-weight-complex="bold"/>
    </style:style>
    <style:style style:name="T10" style:family="text">
      <style:text-properties officeooo:rsid="00096c45" style:font-name-asian="Nimbus Mono PS" style:font-name-complex="FreeSans3"/>
    </style:style>
    <style:style style:name="T11" style:family="text">
      <style:text-properties officeooo:rsid="000b6811" style:font-name-asian="Nimbus Mono PS" style:font-name-complex="FreeSans3"/>
    </style:style>
    <style:style style:name="T12" style:family="text">
      <style:text-properties style:font-name="FreeSans" fo:font-size="12pt" officeooo:rsid="000d0b82" style:font-name-asian="Nimbus Mono PS" style:font-size-asian="12pt" style:font-name-complex="FreeSans3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NC Tool Contact Time Calculator</text:span></text:p>
      <text:p text:style-name="P3"/>
      <text:p text:style-name="P6"><text:span text:style-name="T10">All CNC machinists know that its very inportant to change your cutting tools regularly, particularly when working with hard materials such as “INCONEL 718”.</text:span></text:p>
      <text:p text:style-name="P6"><text:span text:style-name="T10"/></text:p>
      <text:p text:style-name="P7"><text:span text:style-name="T10">With this application, you will be able to select requred operation and set time limit for tool to be in contact with material. After tool will reach pre-set time, machine will move </text:span><text:span text:style-name="T11">to</text:span><text:span text:style-name="T10"> selected </text:span><text:span text:style-name="T11">position</text:span><text:span text:style-name="T10"> for insert </text:span><text:span text:style-name="T11">change</text:span><text:span text:style-name="T10">.</text:span></text:p>
      <text:p text:style-name="P7"><text:span text:style-name="T10"/></text:p>
      <text:p text:style-name="P7"><text:span text:style-name="T11">It is for </text:span><text:span text:style-name="T2">CNC Turning only</text:span><text:span text:style-name="T11">. Application is able to take into consideration machining diameter and RPM limit(G50) in order to adapt to constant surface speed and RPM incease with smaller diameters. </text:span></text:p>
      <text:p text:style-name="P7"><text:span text:style-name="T11"/></text:p>
      <text:p text:style-name="P5">Getting Started</text:p>
      <text:p text:style-name="P1"/>
      <text:p text:style-name="P8"><text:span text:style-name="T12">In“Jar Application” folder: jar file, sample CNC Programm, </text:span></text:p>
      <text:p text:style-name="P1"/>
      <text:p text:style-name="P1">### Prerequisites</text:p>
      <text:p text:style-name="P1"/>
      <text:p text:style-name="P4">Folder “Jar Application” contains <text:s/>jar file that can be opened on windows</text:p>
      <text:p text:style-name="P1"/>
      <text:p text:style-name="P1">```</text:p>
      <text:p text:style-name="P1">Give examples</text:p>
      <text:p text:style-name="P1">```</text:p>
      <text:p text:style-name="P1"/>
      <text:p text:style-name="P1">### Installing</text:p>
      <text:p text:style-name="P1"/>
      <text:p text:style-name="P1">A step by step series of examples that tell you how to get a development env running</text:p>
      <text:p text:style-name="P1"/>
      <text:p text:style-name="P1">Say what the step will be</text:p>
      <text:p text:style-name="P1"/>
      <text:p text:style-name="P1">```</text:p>
      <text:p text:style-name="P1">Give the example</text:p>
      <text:p text:style-name="P1">```</text:p>
      <text:p text:style-name="P1"/>
      <text:p text:style-name="P1">And repeat</text:p>
      <text:p text:style-name="P1"/>
      <text:p text:style-name="P1">```</text:p>
      <text:p text:style-name="P1">until finished</text:p>
      <text:p text:style-name="P1">```</text:p>
      <text:p text:style-name="P1"/>
      <text:p text:style-name="P1">End with an example of getting some data out of the system or using it for a little demo</text:p>
      <text:p text:style-name="P1"/>
      <text:p text:style-name="P1">## Running the tests</text:p>
      <text:p text:style-name="P1"/>
      <text:p text:style-name="P1">Explain how to run the automated tests for this system</text:p>
      <text:p text:style-name="P1"/>
      <text:p text:style-name="P1">### Break down into end to end tests</text:p>
      <text:p text:style-name="P1"/>
      <text:p text:style-name="P1">Explain what these tests test and why</text:p>
      <text:p text:style-name="P1"/>
      <text:p text:style-name="P1">```</text:p>
      <text:p text:style-name="P1">Give an example</text:p>
      <text:p text:style-name="P1">```</text:p>
      <text:p text:style-name="P1"/>
      <text:p text:style-name="P1">### And coding style tests</text:p>
      <text:p text:style-name="P1"/>
      <text:p text:style-name="P1"><text:soft-page-break/>Explain what these tests test and why</text:p>
      <text:p text:style-name="P1"/>
      <text:p text:style-name="P1">```</text:p>
      <text:p text:style-name="P1">Give an example</text:p>
      <text:p text:style-name="P1">```</text:p>
      <text:p text:style-name="P1"/>
      <text:p text:style-name="P1">## Deployment</text:p>
      <text:p text:style-name="P1"/>
      <text:p text:style-name="P1">Add additional notes about how to deploy this on a live system</text:p>
      <text:p text:style-name="P1"/>
      <text:p text:style-name="P1">## Built With</text:p>
      <text:p text:style-name="P1"/>
      <text:p text:style-name="P1">* [Dropwizard](http://www.dropwizard.io/1.0.2/docs/) - The web framework used</text:p>
      <text:p text:style-name="P1">* [Maven](https://maven.apache.org/) - Dependency Management</text:p>
      <text:p text:style-name="P1">* [ROME](https://rometools.github.io/rome/) - Used to generate RSS Feeds</text:p>
      <text:p text:style-name="P1"/>
      <text:p text:style-name="P1">## Contributing</text:p>
      <text:p text:style-name="P1"/>
      <text:p text:style-name="P1">Please read [CONTRIBUTING.md](https://gist.github.com/PurpleBooth/b24679402957c63ec426) for details on our code of conduct, and the process for submitting pull requests to us.</text:p>
      <text:p text:style-name="P1"/>
      <text:p text:style-name="P1">## Versioning</text:p>
      <text:p text:style-name="P1"/>
      <text:p text:style-name="P1">We use [SemVer](http://semver.org/) for versioning. For the versions available, see the [tags on this repository](https://github.com/your/project/tags). </text:p>
      <text:p text:style-name="P1"/>
      <text:p text:style-name="P1">## Authors</text:p>
      <text:p text:style-name="P1"/>
      <text:p text:style-name="P1">* **Billie Thompson** - *Initial work* - [PurpleBooth](https://github.com/PurpleBooth)</text:p>
      <text:p text:style-name="P1"/>
      <text:p text:style-name="P1">See also the list of [contributors](https://github.com/your/project/contributors) who participated in this project.</text:p>
      <text:p text:style-name="P1"/>
      <text:p text:style-name="P1">## License</text:p>
      <text:p text:style-name="P1"/>
      <text:p text:style-name="P1">This project is licensed under the MIT License - see the [LICENSE.md](LICENSE.md) file for details</text:p>
      <text:p text:style-name="P1"/>
      <text:p text:style-name="P1">## Acknowledgments</text:p>
      <text:p text:style-name="P1"/>
      <text:p text:style-name="P1">* Hat tip to anyone whose code was used</text:p>
      <text:p text:style-name="P1">* Inspiration</text:p>
      <text:p text:style-name="P1">* etc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FreeSans3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FreeSans" svg:font-family="FreeSans" style:font-family-generic="swiss" style:font-pitch="variable"/>
    <style:font-face style:name="Nimbus Sans" svg:font-family="'Nimbus Sans'" style:font-family-generic="swiss" style:font-pitch="variable"/>
    <style:font-face style:name="FreeSans1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3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3T22:41:16.666274253</dc:date>
    <meta:editing-duration>PT5M54S</meta:editing-duration>
    <meta:editing-cycles>1</meta:editing-cycles>
    <meta:document-statistic meta:table-count="0" meta:image-count="0" meta:object-count="0" meta:page-count="2" meta:paragraph-count="53" meta:word-count="361" meta:character-count="2351" meta:non-whitespace-character-count="2039"/>
    <meta:generator>LibreOffice/6.4.7.2$Linux_X86_64 LibreOffice_project/40$Build-2</meta:generator>
  </office:meta>
</office:document-meta>
</file>